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Fira Sans" svg:font-family="'Fira Sans', 'Source Sans Pro', Helvetica, Arial, sans-serif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style:font-size-asian="12pt" style:font-size-complex="12pt"/>
    </style:style>
    <style:style style:name="P2" style:family="paragraph" style:parent-style-name="Text_20_body">
      <style:text-properties style:font-name="Calibri" fo:font-size="12pt" officeooo:rsid="001393d8" officeooo:paragraph-rsid="001393d8" style:font-size-asian="12pt" style:font-size-complex="12pt"/>
    </style:style>
    <style:style style:name="P3" style:family="paragraph" style:parent-style-name="Text_20_body" style:list-style-name="L2">
      <style:text-properties officeooo:rsid="001393d8" officeooo:paragraph-rsid="001393d8"/>
    </style:style>
    <style:style style:name="P4" style:family="paragraph" style:parent-style-name="Text_20_body" style:list-style-name="L2">
      <style:text-properties officeooo:rsid="001393d8" officeooo:paragraph-rsid="0014ddc6"/>
    </style:style>
    <style:style style:name="P5" style:family="paragraph" style:parent-style-name="Text_20_body" style:list-style-name="L2">
      <style:paragraph-properties fo:line-height="100%"/>
      <style:text-properties officeooo:rsid="001393d8" officeooo:paragraph-rsid="001393d8"/>
    </style:style>
    <style:style style:name="P6" style:family="paragraph" style:parent-style-name="Text_20_body" style:list-style-name="L2">
      <style:text-properties officeooo:rsid="0014ddc6" officeooo:paragraph-rsid="0014ddc6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widows="1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Calibri" fo:font-size="14pt" fo:letter-spacing="normal" fo:font-style="normal" fo:font-weight="normal"/>
    </style:style>
    <style:style style:name="P9" style:family="paragraph" style:parent-style-name="Text_20_body">
      <style:paragraph-properties fo:margin-top="0cm" fo:margin-bottom="0cm" loext:contextual-spacing="false" style:line-height-at-least="0.423cm" fo:text-align="start" style:justify-single-word="false" fo:widows="1" fo:padding="0cm" fo:border="none"/>
      <style:text-properties fo:color="#000000" style:font-name="Calibri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423cm" fo:text-align="start" style:justify-single-word="false" fo:widows="1" fo:padding="0cm" fo:border="none"/>
      <style:text-properties fo:color="#000000" style:font-name="Calibri"/>
    </style:style>
    <style:style style:name="P11" style:family="paragraph" style:parent-style-name="Text_20_body" style:list-style-name="L2">
      <style:paragraph-properties fo:margin-top="0cm" fo:margin-bottom="0.046cm" loext:contextual-spacing="false"/>
      <style:text-properties officeooo:rsid="0014ddc6" officeooo:paragraph-rsid="0014ddc6"/>
    </style:style>
    <style:style style:name="P12" style:family="paragraph" style:parent-style-name="Header">
      <style:text-properties officeooo:rsid="0014ddc6" officeooo:paragraph-rsid="0014ddc6"/>
    </style:style>
    <style:style style:name="T1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Calibri" fo:font-size="12pt" fo:letter-spacing="normal" fo:font-style="italic" fo:font-weight="normal"/>
    </style:style>
    <style:style style:name="T4" style:family="text">
      <style:text-properties fo:font-variant="normal" fo:text-transform="none" fo:font-size="14pt" fo:letter-spacing="normal" fo:font-style="normal" fo:font-weight="normal"/>
    </style:style>
    <style:style style:name="T5" style:family="text">
      <style:text-properties fo:font-variant="normal" fo:text-transform="none" fo:font-size="14pt" fo:letter-spacing="normal" fo:font-style="normal" fo:font-weight="normal" officeooo:rsid="001123f6"/>
    </style:style>
    <style:style style:name="T6" style:family="text">
      <style:text-properties fo:font-variant="normal" fo:text-transform="none" fo:font-size="14pt" fo:letter-spacing="normal" fo:font-style="normal" fo:font-weight="normal" officeooo:rsid="00125fae"/>
    </style:style>
    <style:style style:name="T7" style:family="text">
      <style:text-properties fo:font-variant="normal" fo:text-transform="none" fo:color="#252525" fo:letter-spacing="normal" fo:font-style="normal" fo:font-weight="normal"/>
    </style:style>
    <style:style style:name="T8" style:family="text">
      <style:text-properties fo:font-variant="normal" fo:text-transform="none" fo:color="#252525" style:font-name="Calibri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52525" style:font-name="Calibri" fo:font-size="12pt" fo:letter-spacing="normal" fo:font-style="normal" fo:font-weight="normal" officeooo:rsid="0014ddc6" style:font-size-asian="12pt" style:font-size-complex="12pt"/>
    </style:style>
    <style:style style:name="T10" style:family="text">
      <style:text-properties officeooo:rsid="0014dd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vestigación <text:span text:style-name="T10"># </text:span>2</text:p>
      <text:p text:style-name="P8"/>
      <text:list xml:id="list2575466320039564375" text:style-name="L1">
        <text:list-item>
          <text:p text:style-name="P10"><text:span text:style-name="T5">¿</text:span><text:span text:style-name="T6">Qué</text:span><text:span text:style-name="T4"> es PHP y cuáles son las instrucciones más usadas?</text:span></text:p>
        </text:list-item>
      </text:list>
      <text:p text:style-name="P9"><text:span text:style-name="T4"/></text:p>
      <text:p text:style-name="P7"><text:span text:style-name="acronym"><text:span text:style-name="T1">PHP</text:span></text:span><text:span text:style-name="T1"> (acrónimo recursivo de </text:span><text:span text:style-name="Emphasis"><text:span text:style-name="T3">PHP: Hypertext Preprocessor</text:span></text:span><text:span text:style-name="T1">) es un lenguaje de código abier</text:span><text:span text:style-name="T2">to muy popular especialmente adecuado para el desarrollo web y que puede ser incrustado en HTML..</text:span></text:p>
      <text:p text:style-name="P1"><text:line-break/><text:span text:style-name="T7">PHP puede ser desplegado en la mayoría de los servidores web y en casi todos los sistemas operativos y plataformas sin costo alguno. El lenguaje PHP se encuentra instalado en más de 20 millones de sitios web y en un millón de servidores. El enorme número de sitios en PHP ha visto reducida su cantidad a favor de otros nuevos lenguajes no tan poderosos desde agosto de 2005. El sitio web de Wikipedia está desarrollado en PHP.</text:span></text:p>
      <text:p text:style-name="P2"><text:span text:style-name="T7">Las instrucciones mas utilizadas en PHP son:</text:span></text:p>
      <text:list xml:id="list4011675021966967198" text:style-name="L2">
        <text:list-item>
          <text:p text:style-name="P3"><text:span text:style-name="T8">Las instrucciones: se separan por (;) punto y coma.</text:span></text:p>
        </text:list-item>
        <text:list-item>
          <text:p text:style-name="P3"><text:span text:style-name="T8">Los comentarios: pueden ser /*….*/ </text:span><text:span text:style-name="T9">también</text:span><text:span text:style-name="T8"> se utiliza, // o #</text:span></text:p>
        </text:list-item>
        <text:list-item>
          <text:p text:style-name="P3"><text:span text:style-name="T8">En PHP hay cierto </text:span><text:span text:style-name="T9">caracteres</text:span><text:span text:style-name="T8"> reservados, protegidos, o como quieran llamarles. Estos se ponen anteponiendo una barra invertida ( \ ). Aquí les dejo los </text:span><text:span text:style-name="T9">caracteres</text:span><text:span text:style-name="T8"> protegidos de PHP:</text:span></text:p>
          <text:list>
            <text:list-item>
              <text:list>
                <text:list-item>
                  <text:list>
                    <text:list-item>
                      <text:p text:style-name="P5"><text:span text:style-name="T8">\n Salto de línea.</text:span></text:p>
                    </text:list-item>
                    <text:list-item>
                      <text:p text:style-name="P5"><text:span text:style-name="T8">\r Retorno de carro.</text:span></text:p>
                    </text:list-item>
                    <text:list-item>
                      <text:p text:style-name="P5"><text:span text:style-name="T8">\t Tabulación.</text:span></text:p>
                    </text:list-item>
                    <text:list-item>
                      <text:p text:style-name="P5"><text:span text:style-name="T8">\$ Signo de dinero.</text:span></text:p>
                    </text:list-item>
                    <text:list-item>
                      <text:p text:style-name="P5"><text:span text:style-name="T8">\” Comillas dobles.</text:span></text:p>
                    </text:list-item>
                    <text:list-item>
                      <text:p text:style-name="P3"><text:span text:style-name="T8">\\ Barra invertida.</text:span></text:p>
                    </text:list-item>
                  </text:list>
                </text:list-item>
              </text:list>
            </text:list-item>
          </text:list>
          <text:p text:style-name="P3"><text:span text:style-name="T8">Los tres últimos son protegidos por ser usados para cosas de PHP. Si pones una </text:span><text:span text:style-name="T9">comillas</text:span><text:span text:style-name="T8"> doble en un echo de PHP si anteponer la barra invertida, dará Parse Error.</text:span></text:p>
        </text:list-item>
        <text:list-item>
          <text:p text:style-name="P4"><text:span text:style-name="T9">Cadenas: En PHP existe tan solo un operador de cadenas, el cual es el punto ( . ), que sirve para concatenarlas.</text:span></text:p>
        </text:list-item>
        <text:list-item>
          <text:p text:style-name="P6"><text:span text:style-name="T8">Includes y Requires: Esas dos funciones muy usadas en PHP sirven para incluir (en inglés include) y requerir (en inglés require) archivos. </text:span></text:p>
          <text:list>
            <text:list-item>
              <text:list>
                <text:list-header>
                  <text:p text:style-name="P11">php</text:p>
                  <text:p text:style-name="P11">include ("incluir.php"); //Para incluír <text:s text:c="2"/>("requerir.php"); //Para requerir</text:p>
                  <text:p text:style-name="P11">?&gt;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Helvetica, sans-serif"/>
    <style:font-face style:name="Fira Sans" svg:font-family="'Fira Sans', 'Source Sans Pro', Helvetica, Arial, sans-serif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acronym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dc6" officeooo:paragraph-rsid="0014ddc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Reyes 8-823-9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21:34:14.628653657</meta:creation-date>
    <dc:date>2016-06-28T22:16:06.399062887</dc:date>
    <meta:editing-duration>PT20S</meta:editing-duration>
    <meta:editing-cycles>1</meta:editing-cycles>
    <meta:document-statistic meta:table-count="0" meta:image-count="0" meta:object-count="0" meta:page-count="1" meta:paragraph-count="21" meta:word-count="292" meta:character-count="1664" meta:non-whitespace-character-count="1401"/>
    <meta:generator>LibreOffice/5.1.1.1$Linux_X86_64 LibreOffice_project/c43cb650e9c145b181321ea547d38296db70f36e</meta:generator>
  </office:meta>
</office:document-meta>
</file>